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NamespaceDrivenTests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acheNamespaceDrivenTests.testCache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cheNamespaceDriven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